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4e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Evaluation of Project LexiChain:</text:p>
      <text:p text:style-name="P1"/>
      <text:p text:style-name="P1">Decentralized AI on Blockchain: The idea of building a decentralized large language model (LLM) AI on a blockchain framework is intriguing and aligns with the concept of decentralization and data privacy. However, it's essential to consider the potential challenges in terms of scalability and performance when running AI computations on a blockchain network. Large-scale language models can be computationally intensive, and blockchain networks might face limitations in processing power and transaction speed.</text:p>
      <text:p text:style-name="P1"/>
      <text:p text:style-name="P1">Proof-of-Stake (PoS) Consensus: The choice of a PoS consensus mechanism for the blockchain network is promising, as it can potentially offer faster transaction validation compared to traditional Proof-of-Work (PoW) systems. However, the team needs to carefully design the PoS algorithm to ensure fairness, security, and prevent centralization tendencies.</text:p>
      <text:p text:style-name="P1"/>
      <text:p text:style-name="P1">XRP Utility Token: Utilizing XRP as a utility token within the LexiChain ecosystem can offer fast and low-cost transactions, which is beneficial for microtransactions and incentivizing contributors. However, it's important to consider any regulatory implications related to the use of XRP and ensure compliance with relevant laws.</text:p>
      <text:p text:style-name="P1"/>
      <text:p text:style-name="P1">Governance Protocol: The proposed governance model, where XRP holders stake their tokens for voting and decision-making, is a step towards community-driven decision-making. Smart contracts can play a crucial role in automating governance rules. However, it's essential to ensure that the governance protocol is robust and resistant to manipulation.</text:p>
      <text:p text:style-name="P1"/>
      <text:p text:style-name="P1">Privacy and Data Control: Emphasizing data privacy and control is commendable, and blockchain-based access control can enhance data security. However, the white paper should provide more details on how data privacy is ensured, especially when dealing with sensitive language data.</text:p>
      <text:p text:style-name="P1"/>
      <text:p text:style-name="P1">Incentivization Mechanism: The use of XRP tokens to incentivize users, data providers, and developers can encourage active participation in the ecosystem. However, the economic model needs to be carefully designed to avoid issues like token inflation or potential gaming of the incentive system.</text:p>
      <text:p text:style-name="P1"/>
      <text:p text:style-name="P1">Interoperability and Scalability: Interoperability standards are crucial for seamless communication between nodes and external systems. Additionally, the project needs to address how it plans to scale the system to accommodate a growing number of users and transactions.</text:p>
      <text:p text:style-name="P1"/>
      <text:p text:style-name="P1">Security: Security is paramount, especially when dealing with AI and blockchain technologies. Frequent security audits and vulnerability assessments are necessary to identify and address potential risks and threats.</text:p>
      <text:p text:style-name="P1"/>
      <text:p text:style-name="P1">Community Engagement and Development: Building an active and engaged community is essential for the success of a decentralized project. Continuous development, responsive communication, and incorporating community feedback will be crucial for LexiChain's progress.</text:p>
      <text:p text:style-name="P1"/>
      <text:p text:style-name="P1">Regulatory Compliance: Compliance with relevant regulations and legal requirements is crucial for the long-term sustainability of the project. The team should engage legal experts to ensure compliance in various jurisdictions.</text:p>
      <text:p text:style-name="P1"/>
      <text:p text:style-name="P1"/>
      <text:p text:style-name="P1"><text:soft-page-break/>Conclusion:</text:p>
      <text:p text:style-name="P1"/>
      <text:p text:style-name="P1">Project LexiChain presents an ambitious and innovative concept that combines decentralized AI, blockchain, and XRP utility tokens. While the idea has significant potential, several technical challenges and considerations need to be addressed. Conducting thorough technical research, prototyping, and engaging with domain experts will be instrumental in determining the project's feasibility and increasing its chances of success. Additionally, staying up-to-date with the latest advancements in AI, blockchain, and regulatory developments will be crucial for Project LexiChain's implementation and long-term growt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01:39:26.126000000</meta:creation-date>
    <dc:date>2023-07-29T01:40:20.643000000</dc:date>
    <meta:editing-duration>PT55S</meta:editing-duration>
    <meta:editing-cycles>1</meta:editing-cycles>
    <meta:document-statistic meta:table-count="0" meta:image-count="0" meta:object-count="0" meta:page-count="2" meta:paragraph-count="13" meta:word-count="511" meta:character-count="3761" meta:non-whitespace-character-count="3263"/>
    <meta:generator>LibreOffice/7.5.1.2$Windows_X86_64 LibreOffice_project/fcbaee479e84c6cd81291587d2ee68cba099e129</meta:generator>
  </office:meta>
</office:document-meta>
</file>